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wiss"/>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style:text-properties style:font-name="Georgia" officeooo:rsid="000b98d1" officeooo:paragraph-rsid="000b98d1"/>
    </style:style>
    <style:style style:name="P2" style:family="paragraph" style:parent-style-name="Standard">
      <style:paragraph-properties fo:margin-top="0in" fo:margin-bottom="0in" style:contextual-spacing="false"/>
      <style:text-properties style:font-name="Georgia" officeooo:rsid="000da32a" officeooo:paragraph-rsid="000da32a"/>
    </style:style>
    <style:style style:name="P3" style:family="paragraph" style:parent-style-name="Standard">
      <style:paragraph-properties fo:margin-top="0in" fo:margin-bottom="0in" style:contextual-spacing="false">
        <style:tab-stops>
          <style:tab-stop style:position="2.0626in"/>
        </style:tab-stops>
      </style:paragraph-properties>
      <style:text-properties style:font-name="Georgia" officeooo:rsid="000da32a" officeooo:paragraph-rsid="000da32a"/>
    </style:style>
    <style:style style:name="P4" style:family="paragraph" style:parent-style-name="Standard" style:master-page-name="Standard">
      <style:paragraph-properties fo:margin-top="0in" fo:margin-bottom="0in" style:contextual-spacing="false" style:page-number="auto"/>
      <style:text-properties style:font-name="Georgia" officeooo:rsid="000b98d1" officeooo:paragraph-rsid="000b98d1"/>
    </style:style>
    <style:style style:name="P5" style:family="paragraph" style:parent-style-name="Standard">
      <style:paragraph-properties fo:margin-top="0in" fo:margin-bottom="0in" style:contextual-spacing="false">
        <style:tab-stops>
          <style:tab-stop style:position="2.0626in"/>
        </style:tab-stops>
      </style:paragraph-properties>
      <style:text-properties style:font-name="Georgia" officeooo:rsid="000febca" officeooo:paragraph-rsid="000febca"/>
    </style:style>
    <style:style style:name="P6" style:family="paragraph" style:parent-style-name="Standard">
      <style:paragraph-properties fo:margin-top="0in" fo:margin-bottom="0in" style:contextual-spacing="false">
        <style:tab-stops>
          <style:tab-stop style:position="2.0626in"/>
        </style:tab-stops>
      </style:paragraph-properties>
      <style:text-properties style:font-name="Georgia" officeooo:rsid="0011a1a2" officeooo:paragraph-rsid="0011a1a2"/>
    </style:style>
    <style:style style:name="P7" style:family="paragraph" style:parent-style-name="Standard">
      <style:paragraph-properties fo:margin-top="0in" fo:margin-bottom="0in" style:contextual-spacing="false">
        <style:tab-stops>
          <style:tab-stop style:position="2.0626in"/>
        </style:tab-stops>
      </style:paragraph-properties>
      <style:text-properties style:font-name="Georgia" officeooo:rsid="0012076b" officeooo:paragraph-rsid="0012076b"/>
    </style:style>
    <style:style style:name="P8" style:family="paragraph" style:parent-style-name="Standard">
      <style:paragraph-properties fo:margin-top="0in" fo:margin-bottom="0in" style:contextual-spacing="false">
        <style:tab-stops>
          <style:tab-stop style:position="2.0626in"/>
        </style:tab-stops>
      </style:paragraph-properties>
      <style:text-properties style:font-name="Georgia" officeooo:rsid="0014346f" officeooo:paragraph-rsid="0014346f"/>
    </style:style>
    <style:style style:name="P9" style:family="paragraph" style:parent-style-name="Standard">
      <style:paragraph-properties fo:margin-top="0in" fo:margin-bottom="0in" style:contextual-spacing="false">
        <style:tab-stops>
          <style:tab-stop style:position="2.0626in"/>
        </style:tab-stops>
      </style:paragraph-properties>
      <style:text-properties style:font-name="Georgia" officeooo:rsid="00154304" officeooo:paragraph-rsid="00154304"/>
    </style:style>
    <style:style style:name="P10" style:family="paragraph" style:parent-style-name="Standard">
      <style:paragraph-properties fo:margin-top="0in" fo:margin-bottom="0in" style:contextual-spacing="false">
        <style:tab-stops>
          <style:tab-stop style:position="2.0626in"/>
        </style:tab-stops>
      </style:paragraph-properties>
      <style:text-properties style:font-name="Georgia" officeooo:rsid="001846f1" officeooo:paragraph-rsid="001846f1"/>
    </style:style>
    <style:style style:name="P11" style:family="paragraph" style:parent-style-name="Standard">
      <style:paragraph-properties fo:margin-top="0in" fo:margin-bottom="0in" style:contextual-spacing="false">
        <style:tab-stops>
          <style:tab-stop style:position="2.0626in"/>
        </style:tab-stops>
      </style:paragraph-properties>
      <style:text-properties style:font-name="Georgia" officeooo:rsid="00197b6f" officeooo:paragraph-rsid="00197b6f"/>
    </style:style>
    <style:style style:name="P12" style:family="paragraph" style:parent-style-name="Standard">
      <style:paragraph-properties fo:margin-top="0in" fo:margin-bottom="0in" style:contextual-spacing="false">
        <style:tab-stops>
          <style:tab-stop style:position="2.0626in"/>
        </style:tab-stops>
      </style:paragraph-properties>
      <style:text-properties style:font-name="Georgia" officeooo:rsid="001d0d6e" officeooo:paragraph-rsid="001d0d6e"/>
    </style:style>
    <style:style style:name="P13" style:family="paragraph" style:parent-style-name="Standard">
      <style:paragraph-properties fo:margin-top="0in" fo:margin-bottom="0in" style:contextual-spacing="false">
        <style:tab-stops>
          <style:tab-stop style:position="2.0626in"/>
        </style:tab-stops>
      </style:paragraph-properties>
      <style:text-properties style:font-name="Georgia" officeooo:rsid="001dea1a" officeooo:paragraph-rsid="001dea1a"/>
    </style:style>
    <style:style style:name="P14" style:family="paragraph" style:parent-style-name="Standard">
      <style:paragraph-properties fo:margin-top="0in" fo:margin-bottom="0in" style:contextual-spacing="false">
        <style:tab-stops>
          <style:tab-stop style:position="2.0626in"/>
        </style:tab-stops>
      </style:paragraph-properties>
      <style:text-properties style:font-name="Georgia" officeooo:rsid="001ec175" officeooo:paragraph-rsid="001ec175"/>
    </style:style>
    <style:style style:name="P15" style:family="paragraph" style:parent-style-name="Standard">
      <style:paragraph-properties fo:margin-top="0in" fo:margin-bottom="0in" style:contextual-spacing="false">
        <style:tab-stops>
          <style:tab-stop style:position="2.0626in"/>
        </style:tab-stops>
      </style:paragraph-properties>
      <style:text-properties style:font-name="Georgia" officeooo:rsid="001f37d5" officeooo:paragraph-rsid="001f37d5"/>
    </style:style>
    <style:style style:name="P16" style:family="paragraph" style:parent-style-name="Standard">
      <style:paragraph-properties fo:margin-top="0in" fo:margin-bottom="0in" style:contextual-spacing="false">
        <style:tab-stops>
          <style:tab-stop style:position="2.0626in"/>
        </style:tab-stops>
      </style:paragraph-properties>
      <style:text-properties style:font-name="Georgia" officeooo:rsid="0020f72c" officeooo:paragraph-rsid="0020f72c"/>
    </style:style>
    <style:style style:name="T1" style:family="text">
      <style:text-properties officeooo:rsid="000bb80c"/>
    </style:style>
    <style:style style:name="T2" style:family="text">
      <style:text-properties officeooo:rsid="000febca"/>
    </style:style>
    <style:style style:name="T3" style:family="text">
      <style:text-properties officeooo:rsid="0011a1a2"/>
    </style:style>
    <style:style style:name="T4" style:family="text">
      <style:text-properties officeooo:rsid="00121bb2"/>
    </style:style>
    <style:style style:name="T5" style:family="text">
      <style:text-properties officeooo:rsid="0013bd99"/>
    </style:style>
    <style:style style:name="T6" style:family="text">
      <style:text-properties officeooo:rsid="00154304"/>
    </style:style>
    <style:style style:name="T7" style:family="text">
      <style:text-properties officeooo:rsid="001b3097"/>
    </style:style>
    <style:style style:name="T8" style:family="text">
      <style:text-properties officeooo:rsid="0020f7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Life in prison wasn't easy. <text:span text:style-name="T1">Larry didn't want any part of it. But he had to do the time for which he had committed a certain questionable crime. Naturally what crime isn't questionable.</text:span></text:p>
      <text:p text:style-name="P1"/>
      <text:p text:style-name="P2">He had been surprised at how quickly the police caught up with him. They were on the scene in seconds. Literally seconds.</text:p>
      <text:p text:style-name="P2"/>
      <text:p text:style-name="P3">Larry figured the shop owner must have had the police on hot standby or something. They never showed up that quickly to anything, unless it was a doughnut shop. <text:span text:style-name="T2">He chuckled at the thought. Police and donuts were like peanut butter and jelly.</text:span></text:p>
      <text:p text:style-name="P3"/>
      <text:p text:style-name="P5">The crime in question was theft, theft of something Larry didn’t know what. He didn’t ask questions when it came down to it. Larry had a job to do and he attempted to do that job, only he <text:span text:style-name="T3">was caught, he failed the assignment.</text:span></text:p>
      <text:p text:style-name="P5"/>
      <text:p text:style-name="P5">“<text:span text:style-name="T3">Hey bub, you gonna finish that?” A man sitting across from Larry asked. They were sitting in the cafeteria.</text:span></text:p>
      <text:p text:style-name="P5"/>
      <text:p text:style-name="P6">Larry looked at his pie and frowned. It looked so happy and pleasing to the taste, but he couldn’t eat it. He wasn’t in the mood for a happy dessert. Nudging the small plate across from him, Larry let the man have his dessert.</text:p>
      <text:p text:style-name="P6"/>
      <text:p text:style-name="P6">“You take it, I’m not hungry.”</text:p>
      <text:p text:style-name="P6"/>
      <text:p text:style-name="P6">The man gladly accepted the dessert and began eating it. Halfway through eating the chocolate pie, <text:soft-page-break/>the man stopped. He wondered why Larry had given him the food so freely. What was his game plan. He put his fork down.</text:p>
      <text:p text:style-name="P6"/>
      <text:p text:style-name="P6">“What gives?” He asked.</text:p>
      <text:p text:style-name="P6"/>
      <text:p text:style-name="P7">Larry sighed. “Matt, what do you mean what gives?” He responded. “Every day since we met, you’ve asked if I was going to eat my dessert. I usually do. Today, I feel different, I don’t want it. So it’s yours. There’s nothing to get.”</text:p>
      <text:p text:style-name="P7"/>
      <text:p text:style-name="P7">Matt looked at Larry and then back at the pie. Shrugging his shoulders he picked up his fork and began eating again. <text:span text:style-name="T4">Matt</text:span> wasn’t about to let a good piece of pie go to waste. <text:span text:style-name="T5">As he finished it, he belched.</text:span></text:p>
      <text:p text:style-name="P7"/>
      <text:p text:style-name="P7">“<text:span text:style-name="T5">That good huh?” Larry smirked.</text:span></text:p>
      <text:p text:style-name="P7"/>
      <text:p text:style-name="P7">“<text:span text:style-name="T5">Yep bub, me and pie we have a relationship that goes back decades.” Matt laughed. “I haven’t met a pie I didn’t like.”</text:span></text:p>
      <text:p text:style-name="P7"/>
      <text:p text:style-name="P8">An alarm sounded. It was blaring and loud. Larry dropped to the floor placing his hands above him. It could only mean one thing, an escape attempt was happening.</text:p>
      <text:p text:style-name="P8"/>
      <text:p text:style-name="P8">Matt sighed as he too went to the floor. “Man, just when I was enjoying my lunch.”</text:p>
      <text:p text:style-name="P8"/>
      <text:p text:style-name="P8">“Shut up!” Larry said. “You know the rules, no talking.”</text:p>
      <text:p text:style-name="P8"/>
      <text:p text:style-name="P8"><text:soft-page-break/>A security guard approached Larry. “402, are you talking while a security breech is going on?”</text:p>
      <text:p text:style-name="P8"><text:line-break/>Larry didn’t respond.</text:p>
      <text:p text:style-name="P8"/>
      <text:p text:style-name="P8">“That’s what I thought.” The guard said. Taking a taser out of his pocket, he pressed it against Larry’s neck. “Next time, be more careful.” He walked away.</text:p>
      <text:p text:style-name="P8"/>
      <text:p text:style-name="P8">Larry exhaled slowly. That was a close one. He had been on the business end of a taser before, it wasn’t something he wanted to experience a second time. Larry glared at Matt, they would have words later.</text:p>
      <text:p text:style-name="P8"/>
      <text:p text:style-name="P9">The prisoners in the cafeteria could hear other prisoners cheering one of the escapee’s on. They wanted him to get free from the guards. It was a futile maneuver, but they wanted it anyways. It seemed to liven up the place even if it was for a brief moment.</text:p>
      <text:p text:style-name="P9"/>
      <text:p text:style-name="P10">After twenty minutes passed, the intercom crackled to life. <text:span text:style-name="T6">“</text:span>All clear.” A guard’s voice came over an intercom. “Return to your normally scheduled activities.”</text:p>
      <text:p text:style-name="P10"/>
      <text:p text:style-name="P11">Standing up, Larry sat down at the table he and Matt had been eating lunch at. Stirring his food around his plate, Larry frowned. It was now cold. Oh well, Larry thought, it wasn’t that good of food anyways. Who cares. <text:span text:style-name="T7">Such was the prison life.</text:span></text:p>
      <text:p text:style-name="P11"/>
      <text:p text:style-name="P12">Standing up from the table, Larry picked up his tray. He was done eating. Walking it over to the incinerator, he placed it inside and closed the lid. <text:soft-page-break/>Larry pressed a green button and watched as his trash lit up in flame. If he kept his nose clean, he would avoid the human incinerator. It was something he planned on avoiding at all costs.</text:p>
      <text:p text:style-name="P12"/>
      <text:p text:style-name="P12">Matt followed Larry out the cafeteria and into the courtyard where they had twenty minutes of free time. Larry called it recess like he was back in grammar school or something. Matt called it an opportunity.</text:p>
      <text:p text:style-name="P12"/>
      <text:p text:style-name="P12">Larry watched as Matt worked his magic. A pack of cigarettes exchanged for some Ramen. Ramen exchanged for some Doritos. It was the typical swapping and trading in an attempt to get what one wanted. Food and cigarettes were the currency for such things. By the end of the day, Matt would have the necessary ingredients to make some toilet wine, which he would trade for something else as well. It was how the game was played.</text:p>
      <text:p text:style-name="P12"/>
      <text:p text:style-name="P13">Walking back to his cellblock, Larry laid down on his bed. It wasn’t that much of a bed, it was prison after all. But it served its purpose.</text:p>
      <text:p text:style-name="P13"/>
      <text:p text:style-name="P14">Falling asleep, Larry would dream of better times. Old times when life was quite different. Life was simpler back then. It was something he wanted to look forward to.</text:p>
      <text:p text:style-name="P14"/>
      <text:p text:style-name="P15">There was a clanking sound on his cell bars. Larry woke up. Looking at the cell door, a security officer was standing there. She had quite an evil smirk on her face.</text:p>
      <text:p text:style-name="P15"/>
      <text:p text:style-name="P15"><text:soft-page-break/>“Heard back from your parole board Larry. Sorry, you didn’t make the cut.” She laughed as she walked away.</text:p>
      <text:p text:style-name="P15"/>
      <text:p text:style-name="P15">Larry frowned. Sara was a jerk. Out of all the guards, he hated her the most. She had something <text:span text:style-name="T8">against him. He didn’t know what that was, but it was something real. Larry could feel it in his bones.</text:span></text:p>
      <text:p text:style-name="P15"/>
      <text:p text:style-name="P16">Laying back down on his mattress, Larry exhaled sharply. He wouldn’t sleep that night, or any night afterwards not until he was free of that damned pris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wiss"/>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size-asian="12pt" style:font-name-complex="Mangal" style:font-family-complex="Mangal"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 style:font-family-complex="Mangal" style:font-family-generic-complex="swiss"/>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1665in" style:layout-grid-ruby-height="0.0835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10-22T16:39:00</meta:creation-date>
    <meta:initial-creator>kyle</meta:initial-creator>
    <dc:language>en-US</dc:language>
    <dc:date>2026-04-05T16:18:34.238092506</dc:date>
    <meta:editing-cycles>21</meta:editing-cycles>
    <meta:editing-duration>PT1H28M35S</meta:editing-duration>
    <meta:generator>LibreOffice/24.2.7.2$Linux_X86_64 LibreOffice_project/420$Build-2</meta:generator>
    <meta:document-statistic meta:table-count="0" meta:image-count="0" meta:object-count="0" meta:page-count="5" meta:paragraph-count="32" meta:word-count="979" meta:character-count="5300" meta:non-whitespace-character-count="4352"/>
    <meta:template xlink:type="simple" xlink:actuate="onRequest" xlink:title="Normal.dotm" xlink:href=""/>
  </office:meta>
</office:document-meta>
</file>